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i>q</mi>
          </mrow>
          <mo stretchy="false">∣</mo>
          <mrow>
            <msup>
              <mrow>
                <mover accent="true">
                  <mi>q</mi>
                  <mo stretchy="false">̂</mo>
                </mover>
              </mrow>
              <mi>m</mi>
            </msup>
          </mrow>
          <mo stretchy="false">∣</mo>
          <mrow>
            <msup>
              <mrow>
                <mover accent="true">
                  <mi>p</mi>
                  <mo stretchy="false">̂</mo>
                </mover>
              </mrow>
              <mi>n</mi>
            </msup>
          </mrow>
          <mo stretchy="false">∣</mo>
          <mrow>
            <mo stretchy="false">ψ</mo>
            <mrow>
              <mo stretchy="false">(</mo>
              <mrow>
                <mi>t</mi>
              </mrow>
              <mo stretchy="false">)</mo>
            </mrow>
          </mrow>
        </mrow>
      </mfenced>
      <mrow>
        <mi/>
        <mo stretchy="false">=</mo>
        <mi/>
      </mrow>
      <msup>
        <mi>q</mi>
        <mi>m</mi>
      </msup>
      <mfenced open="〈" close="〉">
        <mrow>
          <mrow>
            <mi>q</mi>
          </mrow>
          <mo stretchy="false">∣</mo>
          <mrow>
            <msup>
              <mrow>
                <mover accent="true">
                  <mi>p</mi>
                  <mo stretchy="false">̂</mo>
                </mover>
              </mrow>
              <mi>n</mi>
            </msup>
          </mrow>
          <mo stretchy="false">∣</mo>
          <mrow>
            <mo stretchy="false">ψ</mo>
            <mrow>
              <mo stretchy="false">(</mo>
              <mrow>
                <mi>t</mi>
              </mrow>
              <mo stretchy="false">)</mo>
            </mrow>
          </mrow>
        </mrow>
      </mfenced>
      <mrow>
        <mi/>
        <mo stretchy="false">=</mo>
        <mi/>
      </mrow>
      <msup>
        <mi>q</mi>
        <mi>m</mi>
      </msup>
      <msup>
        <mfenced open="(" close=")">
          <mrow>
            <mfrac>
              <mo stretchy="false">ℏ</mo>
              <mtext>i</mtext>
            </mfrac>
            <mfrac>
              <mo stretchy="false">∂</mo>
              <mrow>
                <mo stretchy="false">∂</mo>
                <mi>q</mi>
              </mrow>
            </mfrac>
          </mrow>
        </mfenced>
        <mi>n</mi>
      </msup>
      <mo stretchy="false">ψ</mo>
      <mrow>
        <mo stretchy="false">(</mo>
        <mrow>
          <mi>q</mi>
          <mi>,</mi>
          <mi>t</mi>
        </mrow>
        <mo stretchy="false">)</mo>
      </mrow>
    </mrow>
    <annotation encoding="StarMath 5.0">left langle q mline {hat q} ^m mline {hat p} ^n mline %ipsi (t) right rangle `=`
q^m left langle q mline {hat p} ^n mline %ipsi (t) right rangle `=`
q^m left ( hbar over "i" partial over {partial q} right ) ^n %ipsi (q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8:07:31.932000000</meta:creation-date>
    <meta:generator>LibreOffice/4.1.4.2$Windows_x86 LibreOffice_project/0a0440ccc0227ad9829de5f46be37cfb6edcf72</meta:generator>
  </office:meta>
</office:document-meta>
</file>